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77cm" fo:min-width="3.945cm" loext:decorative="false"/>
      <style:paragraph-properties style:writing-mode="lr-tb"/>
    </style:style>
    <style:style style:name="gr2" style:family="graphic" style:parent-style-name="standard">
      <style:graphic-properties draw:textarea-horizontal-align="center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4.127cm" svg:x="5.127cm" svg:y="2.905cm">
          <text:p text:style-name="P1">Teensy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4.127cm" svg:x="12.429cm" svg:y="2.905cm">
          <text:p text:style-name="P1">ICE40UP5k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4.127cm" svg:x="5.127cm" svg:y="8.938cm">
          <text:p text:style-name="P1">Audio Code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29cm" svg:y1="4.968cm" svg:x2="9.572cm" svg:y2="4.968cm" draw:start-shape="id1" draw:start-glue-point="3" draw:end-shape="id2" draw:end-glue-point="1" svg:d="M12429 4968h-2857" svg:viewBox="0 0 2858 1">
          <text:p/>
        </draw:connector>
        <draw:frame draw:style-name="gr3" draw:text-style-name="P3" draw:layer="layout" svg:width="1.587cm" svg:height="1.27cm" svg:x="10.207cm" svg:y="4.174cm">
          <draw:text-box>
            <text:p>SPI</text:p>
          </draw:text-box>
        </draw:frame>
        <draw:connector draw:style-name="gr2" draw:text-style-name="P1" draw:layer="layout" svg:x1="7.349cm" svg:y1="8.938cm" svg:x2="7.349cm" svg:y2="7.032cm" draw:start-shape="id3" draw:start-glue-point="0" draw:end-shape="id2" draw:end-glue-point="2" svg:d="M7349 8938v-1906" svg:viewBox="0 0 1 1907">
          <text:p/>
        </draw:connector>
        <draw:frame draw:style-name="gr3" draw:text-style-name="P3" draw:layer="layout" svg:width="1.587cm" svg:height="1.27cm" svg:x="7.35cm" svg:y="7.35cm">
          <draw:text-box>
            <text:p>I2S</text:p>
          </draw:text-box>
        </draw:frame>
        <draw:custom-shape draw:style-name="gr1" draw:text-style-name="P2" xml:id="id4" draw:id="id4" draw:layer="layout" svg:width="4.445cm" svg:height="4.127cm" svg:x="5.127cm" svg:y="14.97cm">
          <text:p text:style-name="P1">Headphone/Speak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349cm" svg:y1="13.065cm" svg:x2="7.349cm" svg:y2="14.97cm" draw:start-shape="id3" draw:start-glue-point="2" draw:end-shape="id4" draw:end-glue-point="0" svg:d="M7349 13065v1905" svg:viewBox="0 0 1 1906">
          <text:p/>
        </draw:connector>
        <draw:custom-shape draw:style-name="gr1" draw:text-style-name="P2" xml:id="id5" draw:id="id5" draw:layer="layout" svg:width="4.445cm" svg:height="4.127cm" svg:x="19.414cm" svg:y="8.938cm">
          <text:p text:style-name="P1">3.7V L-Ion Battery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4.127cm" svg:x="19.414cm" svg:y="14.653cm">
          <text:p text:style-name="P1">Boost Conver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1.636cm" svg:y1="13.065cm" svg:x2="21.636cm" svg:y2="14.653cm" draw:start-shape="id5" draw:start-glue-point="2" draw:end-shape="id6" draw:end-glue-point="0" svg:d="M21636 13065v1588" svg:viewBox="0 0 1 1589">
          <text:p/>
        </draw:connector>
        <draw:custom-shape draw:style-name="gr1" draw:text-style-name="P2" draw:layer="layout" svg:width="4.445cm" svg:height="4.127cm" svg:x="12.429cm" svg:y="2.905cm">
          <text:p text:style-name="P1">ICE40UP5k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05cm" svg:height="1.673cm" svg:x="6.714cm" svg:y="3.454cm">
          <draw:text-box>
            <text:p>5V</text:p>
            <text:p/>
          </draw:text-box>
        </draw:frame>
        <draw:frame draw:style-name="gr5" draw:text-style-name="P3" draw:layer="layout" svg:width="1.905cm" svg:height="1.673cm" svg:x="6.514cm" svg:y="5.994cm">
          <draw:text-box>
            <text:p>3.3V</text:p>
            <text:p/>
          </draw:text-box>
        </draw:frame>
        <draw:frame draw:style-name="gr5" draw:text-style-name="P3" draw:layer="layout" svg:width="1.905cm" svg:height="1.673cm" svg:x="6.397cm" svg:y="12.027cm">
          <draw:text-box>
            <text:p>3.3V</text:p>
            <text:p/>
          </draw:text-box>
        </draw:frame>
        <draw:frame draw:style-name="gr5" draw:text-style-name="P3" draw:layer="layout" svg:width="1.905cm" svg:height="1.673cm" svg:x="13.699cm" svg:y="5.994cm">
          <draw:text-box>
            <text:p>3.3V</text:p>
            <text:p/>
          </draw:text-box>
        </draw:frame>
        <draw:frame draw:style-name="gr5" draw:text-style-name="P3" draw:layer="layout" svg:width="1.905cm" svg:height="1.673cm" svg:x="21.072cm" svg:y="17.724cm">
          <draw:text-box>
            <text:p>5V</text:p>
            <text:p/>
          </draw:text-box>
        </draw:frame>
        <draw:custom-shape draw:style-name="gr1" draw:text-style-name="P2" xml:id="id7" draw:id="id7" draw:layer="layout" svg:width="4.445cm" svg:height="4.127cm" svg:x="19.414cm" svg:y="2.905cm">
          <text:p text:style-name="P1">Charging + Protec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1.636cm" svg:y1="7.032cm" svg:x2="21.636cm" svg:y2="8.938cm" draw:start-shape="id7" draw:start-glue-point="2" draw:end-shape="id5" draw:end-glue-point="0" svg:d="M21636 7032v1906" svg:viewBox="0 0 1 19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0T22:52:38.325000000</meta:creation-date>
    <dc:date>2024-08-20T23:31:22.470000000</dc:date>
    <meta:editing-duration>PT28M22S</meta:editing-duration>
    <meta:editing-cycles>3</meta:editing-cycles>
    <meta:generator>LibreOffice/24.2.0.3$Windows_X86_64 LibreOffice_project/da48488a73ddd66ea24cf16bbc4f7b9c08e9bea1</meta:generator>
    <meta:document-statistic meta:object-count="20"/>
  </office:meta>
</office:document-meta>
</file>